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5.8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C3:.C265])" office:value-type="float" office:value="32" calcext:value-type="float">
            <text:p>32</text:p>
          </table:table-cell>
          <table:table-cell table:style-name="ce1" table:formula="of:=[.C2]/17.5" office:value-type="float" office:value="1.82857142857143" calcext:value-type="float">
            <text:p>1.82857142857143</text:p>
          </table:table-cell>
        </table:table-row>
        <table:table-row table:style-name="ro1">
          <table:table-cell/>
          <table:table-cell office:value-type="string" calcext:value-type="string">
            <text:p>23.01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unnittelu, Figmaan tutustuminen</text:p>
          </table:table-cell>
        </table:table-row>
        <table:table-row table:style-name="ro1">
          <table:table-cell/>
          <table:table-cell office:value-type="string" calcext:value-type="string">
            <text:p>24.01.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ma, ulkoasun ja rakenteen hyvin karkea suunnittelu, FooterMenu ja eka versio WorkoutThumbnail ja Search-komponenteista</text:p>
          </table:table-cell>
        </table:table-row>
        <table:table-row table:style-name="ro1">
          <table:table-cell/>
          <table:table-cell office:value-type="string" calcext:value-type="string">
            <text:p>25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ksinkertainen backendi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-end -koodin refrakrointi ja jako fiksumpiin moduuleihin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 lataa mongodb:sta ja css:ään perehtymistä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i treenien keksiminen ja käyttäliittymän suunnittelu / user flow (figma)</text:p>
          </table:table-cell>
        </table:table-row>
        <table:table-row table:style-name="ro1">
          <table:table-cell/>
          <table:table-cell office:value-type="string" calcext:value-type="string">
            <text:p>27.01.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rkoutPage-komponentti, vierittävä tabimainen valikko ja yritys saada nykyinen versio toimimaan</text:p>
          </table:table-cell>
        </table:table-row>
        <table:table-row table:style-name="ro1">
          <table:table-cell/>
          <table:table-cell office:value-type="string" calcext:value-type="string">
            <text:p>31.01.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itan mahdollistaa tilin luomisen ja luoda tarvittavat sivut, välivaiheet</text:p>
          </table:table-cell>
        </table:table-row>
        <table:table-row table:style-name="ro1">
          <table:table-cell/>
          <table:table-cell office:value-type="string" calcext:value-type="string">
            <text:p>31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-endin päivittäminen</text:p>
          </table:table-cell>
        </table:table-row>
        <table:table-row table:style-name="ro1">
          <table:table-cell/>
          <table:table-cell office:value-type="string" calcext:value-type="string">
            <text:p>31.01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etin erilaisia treeneja, miten edustan ne tietorakenteena ja leikin hiukan figman kanssa</text:p>
          </table:table-cell>
        </table:table-row>
        <table:table-row table:style-name="ro1">
          <table:table-cell/>
          <table:table-cell office:value-type="string" calcext:value-type="string">
            <text:p>1.02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endi, vähän testausta ja <text:span text:style-name="T1">api</text:span>/favourite_workouts – router lisäy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5:09:42.886449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2:42:13.203654872</meta:creation-date>
    <meta:generator>LibreOffice/6.4.6.2$Linux_X86_64 LibreOffice_project/40$Build-2</meta:generator>
    <dc:date>2021-02-01T15:10:42.908496995</dc:date>
    <meta:editing-duration>PT8M25S</meta:editing-duration>
    <meta:editing-cycles>6</meta:editing-cycles>
    <meta:document-statistic meta:table-count="1" meta:cell-count="35" meta:object-count="0"/>
  </office:meta>
</office:document-meta>
</file>